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vg:font-family="Liberatio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Mono" svg:font-family="'Ubuntu Mono'" style:font-pitch="fixed"/>
    <style:font-face style:name="Warnock Pro" svg:font-family="'Warnock Pro'" style:font-family-generic="roman" style:font-pitch="variable"/>
  </office:font-face-decls>
  <office:automatic-styles>
    <style:style style:name="P1" style:family="paragraph" style:parent-style-name="Standard">
      <style:text-properties style:font-name="Ubuntu Mono"/>
    </style:style>
    <style:style style:name="P2" style:family="paragraph" style:parent-style-name="Standard">
      <style:text-properties style:font-name="Ubuntu Mono" officeooo:rsid="0006477a" officeooo:paragraph-rsid="0006477a"/>
    </style:style>
    <style:style style:name="P3" style:family="paragraph" style:parent-style-name="Standard">
      <style:paragraph-properties fo:break-before="page"/>
      <style:text-properties style:font-name="Ubuntu Mono"/>
    </style:style>
    <style:style style:name="P4" style:family="paragraph" style:parent-style-name="Standard">
      <style:paragraph-properties fo:margin-left="0cm" fo:margin-right="0cm" style:line-spacing="0.053cm" fo:text-align="end" style:justify-single-word="false" fo:text-indent="0cm" style:auto-text-indent="false"/>
      <style:text-properties style:font-name="Liberation Serif" officeooo:paragraph-rsid="00076f88"/>
    </style:style>
    <style:style style:name="P5" style:family="paragraph" style:parent-style-name="Standard">
      <style:paragraph-properties fo:margin-left="0cm" fo:margin-right="0cm" fo:margin-top="0cm" fo:margin-bottom="0cm" style:contextual-spacing="false" style:line-spacing="0.053cm" fo:text-align="end" style:justify-single-word="false" fo:text-indent="0cm" style:auto-text-indent="false"/>
      <style:text-properties style:font-name="Liberation Serif" officeooo:paragraph-rsid="00076f88"/>
    </style:style>
    <style:style style:name="P6" style:family="paragraph" style:parent-style-name="Standard">
      <style:paragraph-properties fo:margin-left="0cm" fo:margin-right="0cm" fo:margin-top="0cm" fo:margin-bottom="0cm" style:contextual-spacing="false" style:line-spacing="0.053cm" fo:text-align="end" style:justify-single-word="false" fo:text-indent="0cm" style:auto-text-indent="false"/>
      <style:text-properties style:font-name="Liberation Serif" fo:language="de" fo:country="DE" officeooo:paragraph-rsid="00076f88"/>
    </style:style>
    <style:style style:name="P7" style:family="paragraph" style:parent-style-name="Standard">
      <style:paragraph-properties fo:margin-left="0.953cm" fo:margin-right="0cm" fo:margin-top="0.21cm" fo:margin-bottom="0cm" style:contextual-spacing="false" style:line-spacing="0.053cm" fo:text-align="end" style:justify-single-word="false" fo:text-indent="0cm" style:auto-text-indent="false">
        <style:tab-stops/>
      </style:paragraph-properties>
      <style:text-properties style:font-name="Liberation Serif" fo:language="de" fo:country="DE" officeooo:paragraph-rsid="00076f88"/>
    </style:style>
    <style:style style:name="P8" style:family="paragraph" style:parent-style-name="Standard">
      <style:paragraph-properties fo:margin-left="0cm" fo:margin-right="0cm" fo:margin-top="0cm" fo:margin-bottom="0cm" style:contextual-spacing="false" style:line-spacing="0.053cm" fo:text-indent="0cm" style:auto-text-indent="false"/>
      <style:text-properties style:font-name="Liberation Serif" fo:language="de" fo:country="DE" officeooo:paragraph-rsid="00076f88"/>
    </style:style>
    <style:style style:name="P9" style:family="paragraph" style:parent-style-name="Standard">
      <style:paragraph-properties fo:margin-left="0cm" fo:margin-right="0cm" fo:margin-top="0.212cm" fo:margin-bottom="0.053cm" style:contextual-spacing="false" style:line-spacing="0.053cm" fo:text-indent="0cm" style:auto-text-indent="false">
        <style:tab-stops>
          <style:tab-stop style:position="1.522cm"/>
        </style:tab-stops>
      </style:paragraph-properties>
      <style:text-properties style:font-name="Liberation Serif" fo:language="de" fo:country="DE" officeooo:paragraph-rsid="00076f88"/>
    </style:style>
    <style:style style:name="P10" style:family="paragraph" style:parent-style-name="Standard">
      <style:paragraph-properties fo:margin-left="0cm" fo:margin-right="0cm" fo:margin-top="0.212cm" fo:margin-bottom="0.053cm" style:contextual-spacing="false" style:line-spacing="0.053cm" fo:text-indent="0cm" style:auto-text-indent="false">
        <style:tab-stops/>
      </style:paragraph-properties>
      <style:text-properties style:font-name="Liberation Serif" fo:language="de" fo:country="DE" officeooo:paragraph-rsid="00076f88"/>
    </style:style>
    <style:style style:name="P11" style:family="paragraph" style:parent-style-name="Standard">
      <style:paragraph-properties fo:margin-left="0cm" fo:margin-right="0cm" fo:margin-top="0.212cm" fo:margin-bottom="0.053cm" style:contextual-spacing="false" style:line-spacing="0.053cm" fo:text-indent="0cm" style:auto-text-indent="false">
        <style:tab-stops>
          <style:tab-stop style:position="1.522cm"/>
        </style:tab-stops>
      </style:paragraph-properties>
      <style:text-properties style:font-name="Liberation Serif" fo:language="de" fo:country="DE" officeooo:rsid="00162b62" officeooo:paragraph-rsid="00076f88"/>
    </style:style>
    <style:style style:name="P12" style:family="paragraph" style:parent-style-name="Standard">
      <style:paragraph-properties fo:margin-left="0cm" fo:margin-right="0cm" fo:margin-top="0cm" fo:margin-bottom="0cm" style:contextual-spacing="false" style:line-spacing="0.053cm" fo:text-indent="0cm" style:auto-text-indent="false"/>
      <style:text-properties style:font-name="Liberation Serif" fo:language="de" fo:country="DE" officeooo:rsid="0014c35c" officeooo:paragraph-rsid="00076f88"/>
    </style:style>
    <style:style style:name="P13" style:family="paragraph" style:parent-style-name="Standard">
      <style:paragraph-properties fo:margin-left="0cm" fo:margin-right="0cm" fo:margin-top="0.212cm" fo:margin-bottom="0.053cm" style:contextual-spacing="false" style:line-spacing="0.053cm" fo:text-indent="0cm" style:auto-text-indent="false">
        <style:tab-stops/>
      </style:paragraph-properties>
      <style:text-properties style:font-name="Liberation Serif" fo:language="de" fo:country="DE" officeooo:rsid="0014c35c" officeooo:paragraph-rsid="00076f88"/>
    </style:style>
    <style:style style:name="P14" style:family="paragraph" style:parent-style-name="Standard">
      <style:paragraph-properties fo:margin-left="0cm" fo:margin-right="0cm" style:line-spacing="0.053cm" fo:text-indent="0cm" style:auto-text-indent="false"/>
      <style:text-properties style:font-name="Liberation Serif" fo:language="de" fo:country="DE" officeooo:rsid="00079888" officeooo:paragraph-rsid="00079888"/>
    </style:style>
    <style:style style:name="P15" style:family="paragraph" style:parent-style-name="Standard">
      <style:paragraph-properties fo:margin-left="0cm" fo:margin-right="0cm" fo:margin-top="0cm" fo:margin-bottom="0cm" style:contextual-spacing="false" style:line-spacing="0.053cm" fo:text-indent="0cm" style:auto-text-indent="false"/>
      <style:text-properties style:font-name="Liberation Serif" fo:language="de" fo:country="DE" officeooo:rsid="00079888" officeooo:paragraph-rsid="00079888"/>
    </style:style>
    <style:style style:name="P16" style:family="paragraph" style:parent-style-name="Standard">
      <style:paragraph-properties fo:margin-left="0cm" fo:margin-right="0cm" fo:margin-top="0.212cm" fo:margin-bottom="0.053cm" style:contextual-spacing="false" style:line-spacing="0.053cm" fo:text-indent="0cm" style:auto-text-indent="false">
        <style:tab-stops>
          <style:tab-stop style:position="1.522cm"/>
        </style:tab-stops>
      </style:paragraph-properties>
      <style:text-properties style:font-name="Liberation Serif" fo:language="de" fo:country="DE" officeooo:rsid="00079888" officeooo:paragraph-rsid="00079888"/>
    </style:style>
    <style:style style:name="P17" style:family="paragraph" style:parent-style-name="Standard">
      <style:paragraph-properties fo:margin-left="0cm" fo:margin-right="0cm" fo:margin-top="0.212cm" fo:margin-bottom="0.053cm" style:contextual-spacing="false" style:line-spacing="0.053cm" fo:text-align="justify" style:justify-single-word="false" fo:text-indent="0cm" style:auto-text-indent="false">
        <style:tab-stops/>
      </style:paragraph-properties>
      <style:text-properties style:font-name="Liberation Serif" fo:language="de" fo:country="DE" officeooo:rsid="000835eb" officeooo:paragraph-rsid="000835eb"/>
    </style:style>
    <style:style style:name="P18" style:family="paragraph" style:parent-style-name="Standard">
      <loext:graphic-properties draw:fill-gradient-name="gradient" draw:fill-hatch-name="hatch"/>
      <style:paragraph-properties fo:margin-left="0cm" fo:margin-right="0cm" fo:margin-top="0cm" fo:margin-bottom="0cm" style:contextual-spacing="false" style:line-spacing="0.053cm" fo:text-align="start" style:justify-single-word="false" fo:text-indent="0cm" style:auto-text-indent="false">
        <style:tab-stops>
          <style:tab-stop style:position="17cm" style:type="right"/>
        </style:tab-stops>
      </style:paragraph-properties>
      <style:text-properties style:font-name="Liberation Serif" fo:font-size="8pt" fo:language="de" fo:country="DE" style:text-underline-style="solid" style:text-underline-width="auto" style:text-underline-color="font-color" officeooo:paragraph-rsid="00076f88" style:font-size-asian="8pt"/>
    </style:style>
    <style:style style:name="T1" style:family="text">
      <style:text-properties fo:font-size="12pt" style:text-underline-style="none"/>
    </style:style>
    <style:style style:name="T2" style:family="text">
      <style:text-properties fo:font-size="12pt" style:text-underline-style="none" officeooo:rsid="00148caf"/>
    </style:style>
    <style:style style:name="T3" style:family="text">
      <style:text-properties style:text-underline-style="none"/>
    </style:style>
    <style:style style:name="T4" style:family="text">
      <style:text-properties officeooo:rsid="00079888"/>
    </style:style>
    <style:style style:name="T5" style:family="text">
      <style:text-properties officeooo:rsid="000a1df9"/>
    </style:style>
    <style:style style:name="T6" style:family="text">
      <style:text-properties officeooo:rsid="000bd388"/>
    </style:style>
    <style:style style:name="T7" style:family="text">
      <style:text-properties officeooo:rsid="000cc355"/>
    </style:style>
    <style:style style:name="T8" style:family="text">
      <style:text-properties officeooo:rsid="000d07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arsten Alexander</text:p>
      <text:p text:style-name="P5">Weidkamp 115</text:p>
      <text:p text:style-name="P5">45 355 Essen</text:p>
      <text:p text:style-name="P6">Telefon: +49 (201) 45 850 876</text:p>
      <text:p text:style-name="P18">Carsten Alexander, Weidkamp 115, 45 355 Essen<text:span text:style-name="T3"><text:tab/></text:span><text:span text:style-name="T1">E-Mail: </text:span><text:span text:style-name="T2">carsten.alexander</text:span><text:span text:style-name="T1">@</text:span><text:span text:style-name="T2">acamat</text:span><text:span text:style-name="T1">.de</text:span></text:p>
      <text:p text:style-name="P14">Monotype GmbH</text:p>
      <text:p text:style-name="P15">An den Kundenservice</text:p>
      <text:p text:style-name="P15">Spicherstraße 2</text:p>
      <text:p text:style-name="P12"><text:span text:style-name="T4">10 777</text:span> <text:span text:style-name="T4">Berlin</text:span></text:p>
      <text:p text:style-name="P8"/>
      <text:p text:style-name="P7">Essen, den <text:span text:style-name="T4">19. Februar 2023</text:span></text:p>
      <text:p text:style-name="P9"/>
      <text:p text:style-name="P11"/>
      <text:p text:style-name="P16">Betrifft: Meine E-Mail-Nachricht vom 31. Januar 2023 08:35</text:p>
      <text:p text:style-name="P10"/>
      <text:p text:style-name="P13"><text:span text:style-name="T4">Guten Tag</text:span>,</text:p>
      <text:p text:style-name="P17">ich habe bislang noch keine Rückmeldung auf diese Nachricht erhalten. <text:span text:style-name="T5">Für den Fall, dass sie unbe</text:span><text:span text:style-name="T7">­</text:span><text:span text:style-name="T5">absichtigt in das elektronische Totenreich verbannt wurde, möchte ich </text:span><text:span text:style-name="T7">sie </text:span><text:span text:style-name="T5">über diesen alten Kom</text:span><text:span text:style-name="T8">­</text:span><text:span text:style-name="T5">munikationskanal </text:span><text:span text:style-name="T7">wiedererwecken</text:span><text:span text:style-name="T5">.</text:span></text:p>
      <text:p text:style-name="P13"/>
      <text:p text:style-name="P13"><text:span text:style-name="T6">Lieben Dank</text:span>,</text:p>
      <text:p text:style-name="P3">Von: Carsten Alexander &lt;carsten.alexander@acamat.de&gt;</text:p>
      <text:p text:style-name="P1">Gesendet: Dienstag, 31. Januar 2023 08:35</text:p>
      <text:p text:style-name="P1">An: info@linotype.com</text:p>
      <text:p text:style-name="P1">Betreff: Die Schriftfamilie „Warnock“</text:p>
      <text:p text:style-name="P2"/>
      <text:p text:style-name="P1">Guten Morgen,</text:p>
      <text:p text:style-name="P1"/>
      <text:p text:style-name="P1">ich habe mich entschieden, einen eigenen Blog zu betreiben und wünsche mir einen professionellen Auftritt. Mir ist bewusst, welche Rolle auch die Typographie dabei spielt. Ich habe mich für den Einsatz der Schriftfamilie „Warnock“ entschieden. Da meine finanziellen Mittel gegrenzt sind, möchte ich mich auf wenige Schriftschnitte beschränken und halte einen Stückpreis von etwa 40 € für mich erschwinglich. Diese sind: Regular, Bold, Italic und möglicherweise auch Bold Caption für die Überschriften.</text:p>
      <text:p text:style-name="P1"/>
      <text:p text:style-name="P1">Meine konkreten Fragen sind nun:</text:p>
      <text:p text:style-name="P1"/>
      <text:p text:style-name="P1">· Wahl der konkreten Schriften</text:p>
      <text:p text:style-name="P1">Es gibt eine große Auswahl; sind Schriften der Kategorie „Display“ besonders für die Verwendung im Internet geeignet?</text:p>
      <text:p text:style-name="P1"/>
      <text:p text:style-name="P1">· Empfohlene Einbettung</text:p>
      <text:p text:style-name="P1">Wie ist die empfohlene Vorgehensweise, diese Schriften in meine Site einzubetten?</text:p>
      <text:p text:style-name="P1"/>
      <text:p text:style-name="P1">-- </text:p>
      <text:p text:style-name="P1">Mit freundlichen Grüßen,</text:p>
      <text:p text:style-name="P1">Carsten Alexander</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vg:font-family="Liberatio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Mono" svg:font-family="'Ubuntu Mono'" style:font-pitch="fixed"/>
    <style:font-face style:name="Warnock Pro" svg:font-family="'Warnock Pro'"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rsten Alexander</meta:initial-creator>
    <meta:creation-date>2023-02-16T11:20:08.962680806</meta:creation-date>
    <dc:date>2023-02-16T11:48:23.503088958</dc:date>
    <dc:creator>Carsten Alexander</dc:creator>
    <meta:editing-duration>PT18M1S</meta:editing-duration>
    <meta:editing-cycles>9</meta:editing-cycles>
    <meta:generator>LibreOffice/7.3.7.2$Linux_X86_64 LibreOffice_project/30$Build-2</meta:generator>
    <meta:printed-by>Carsten Alexander</meta:printed-by>
    <meta:print-date>2023-02-16T11:43:49.174231365</meta:print-date>
    <meta:document-statistic meta:table-count="0" meta:image-count="0" meta:object-count="0" meta:page-count="2" meta:paragraph-count="28" meta:word-count="216" meta:character-count="1537" meta:non-whitespace-character-count="1348"/>
  </office:meta>
</office:document-meta>
</file>